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0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 style:protect="position siz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999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47" draw:master-page-name="Master1-Layout1-blank-Blank" presentation:presentation-page-layout-name="Master1-PPL1" draw:id="Slide-256">
        <draw:frame draw:id="id8" draw:style-name="a50" draw:name="TextBox" svg:x="1.49444in" svg:y="2.89167in" svg:width="7.01156in" svg:height="1.7166in">
          <draw:text-box>
            <text:p text:style-name="a49" text:class-names="" text:cond-style-name=""><text:span text:style-name="a4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-asian="swiss" style:font-family-generic-complex="swis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/7/2009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blank-Blank" style:page-layout-name="pageLayout1" draw:style-name="a34">
      <draw:frame draw:id="id5" presentation:style-name="a39" draw:name="Date Placeholder 1" svg:x="0.5in" svg:y="6.95139in" svg:width="2.33333in" svg:height="0.39931in" presentation:class="date-time" presentation:placeholder="false">
        <draw:text-box>
          <text:p text:style-name="a38" text:class-names="" text:cond-style-name=""><text:span text:style-name="a35" text:class-names=""><text:date text:fixed="false" style:data-style-name="a36">11/7/2009</text:date></text:span><text:span text:style-name="a37" text:class-names=""/></text:p>
        </draw:text-box>
        <svg:title/>
        <svg:desc/>
      </draw:frame>
      <draw:frame draw:id="id6" presentation:style-name="a42" draw:name="Footer Placeholder 2" svg:x="3.41667in" svg:y="6.95139in" svg:width="3.16667in" svg:height="0.39931in" presentation:class="footer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7" presentation:style-name="a46" draw:name="Slide Number Placeholder 3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3" text:class-names=""><text:page-number style:num-format="1" text:fixed="false">‹#›</text:page-number></text:span><text:span text:style-name="a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imon</meta:initial-creator>
    <dc:creator>Simon Cropp</dc:creator>
    <meta:creation-date>2019-12-30T06:38:34Z</meta:creation-date>
    <dc:date>2019-12-30T09:11:39Z</dc:date>
    <meta:print-date>2019-12-30T17:38:34Z</meta:print-date>
    <meta:editing-cycles>1</meta:editing-cycles>
    <meta:editing-duration>PT83S</meta:editing-duration>
    <meta:document-statistic meta:paragraph-count="0" meta:word-count="0"/>
  </office:meta>
</office:document-meta>
</file>